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dc72" officeooo:paragraph-rsid="0013d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word jok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0:18:17.803066871</meta:creation-date>
    <dc:date>2020-02-27T20:18:48.195693564</dc:date>
    <meta:editing-duration>PT31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6.0.7.3$Linux_X86_64 LibreOffice_project/00m0$Build-3</meta:generator>
  </office:meta>
</office:document-meta>
</file>